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NamespaceContext.Default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NamespaceContext.DefaultNamespaceContext( NamespaceContext parent ,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NamespaceContext.getPrefix( String namespace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NamespaceContext.getNamespaceURI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NamespaceContext.getPrefixes( String namespace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NamespaceContext.add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